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text-properties fo:font-weight="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te Systeme Homework 3</text:p>
      <text:p text:style-name="P1"/>
      <text:p text:style-name="P3">Mark Schiborr</text:p>
      <text:p text:style-name="P3">Gruppe: 19</text:p>
      <text:p text:style-name="Text_20_body"/>
      <text:p text:style-name="P2">Gelöste Aufgaben:</text:p>
      <text:p text:style-name="P2">Aufgabe 1:<text:tab/><text:tab/>6 Punkte</text:p>
      <text:p text:style-name="P2">Gesamtpunkte:<text:tab/>6 Punkte</text:p>
      <text:p text:style-name="Standard"/>
      <text:p text:style-name="Standard"/>
      <text:p text:style-name="Standard"><text:span text:style-name="T1">Aufgabe 1</text:span></text:p>
      <text:p text:style-name="Standard"><text:span text:style-name="T1"/></text:p>
      <text:p text:style-name="P4">a)</text:p>
      <text:p text:style-name="P4">Protokoll:</text:p>
      <text:p text:style-name="P4">Zweck: Kommunikation zwischen mindestens einem Client und einem Server in einem LAN.</text:p>
      <text:p text:style-name="P4"/>
      <text:p text:style-name="P4">Der Client nutzt einen ServiceLocator, um Kontakt zum Server aufzubauen.</text:p>
      <text:p text:style-name="P4">Der ServiceLocator sendet ein Ping auf Port 255255255255. Der Port dient für Broadcasts. Ein Server, der ein Ping erhält, sendet ein Antwortpaket, in dem seine Adresse enthalten ist. Wenn die Anwort vor dem Timeout eintrifft, kann die Kommunikation sta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4T20:34:47.23</meta:creation-date>
    <meta:editing-duration>PT28M14S</meta:editing-duration>
    <meta:editing-cycles>13</meta:editing-cycles>
    <meta:generator>OpenOffice/4.1.1$Win32 OpenOffice.org_project/411m6$Build-9775</meta:generator>
    <dc:date>2016-04-11T20:19:24.65</dc:date>
    <dc:creator>Mark Schiborr</dc:creator>
    <meta:document-statistic meta:table-count="0" meta:image-count="0" meta:object-count="0" meta:page-count="1" meta:paragraph-count="12" meta:word-count="82" meta:character-count="544"/>
  </office:meta>
</office:document-meta>
</file>